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36.909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7.851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e_survey_resul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2_id</text:p>
          </table:table-cell>
          <table:table-cell table:style-name="Default" office:value-type="string" calcext:value-type="string">
            <text:p>gs_id</text:p>
          </table:table-cell>
          <table:table-cell office:value-type="string" calcext:value-type="string">
            <text:p>alternate_gs_id</text:p>
          </table:table-cell>
          <table:table-cell office:value-type="string" calcext:value-type="string">
            <text:p>alternate_s2_id</text:p>
          </table:table-cell>
          <table:table-cell office:value-type="string" calcext:value-type="string">
            <text:p>original_artic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 Scanning: A Comprehensive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32744ac484e91989497a2c1aa167ec73e3c60ef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 brief review of equatorial ionization anomaly and ionospheric irregulariti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c17e17f32339618024ea03c3296e0ea4c6e92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brief review of magnetic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50bafd0318bec1746c22957743329c7be32261dc</text:p>
          </table:table-cell>
          <table:table-cell office:value-type="string" calcext:value-type="string">
            <text:p>1823132194452115933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Case Study of Spectral Signature Detection in Multimodal and Outlier-Contaminated Scen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72c5d8db643d7a591b26f4acc91214a8e0341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Comparative Study of Local Outlier Factor Algorithms for Outliers Detection in Data Strea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9c3f835e32af19621db1f3737ef5e246a1924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comprehensive review on deep learning-based methods for video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9b3a9dd494576f54c946aa030fe491eba239b7e</text:p>
          </table:table-cell>
          <table:table-cell office:value-type="string" calcext:value-type="string">
            <text:p>1841837973061004709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comprehensive survey of anomaly detection algorith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299a4ccaa955d9f7872d9efc9eb2b04e233629c8</text:p>
          </table:table-cell>
          <table:table-cell office:value-type="string" calcext:value-type="string">
            <text:p>646765205004892575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comprehensive survey of anomaly detection techniques for high dimensional big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ca6d5f3866372a4506cf15773ae298f18c3f453</text:p>
          </table:table-cell>
          <table:table-cell office:value-type="string" calcext:value-type="string">
            <text:p>1445507771962562226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comprehensive survey of numeric and symbolic outlier mining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1f5fa100bb9acae50d44003340a4419637c3e55</text:p>
          </table:table-cell>
          <table:table-cell office:value-type="string" calcext:value-type="string">
            <text:p>21048708655814517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Comprehensive Survey on Anomaly-Based Intrusion Detection in MANE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f69d451db9c67718bc42d315532e78d2e822f6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Comprehensive Survey on Graph Anomaly Detection with Deep Lear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5067cc8153b7e6270797fffaefc5c9cefdfe515</text:p>
          </table:table-cell>
          <table:table-cell office:value-type="string" calcext:value-type="string">
            <text:p>564077553980089259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comprehensive survey on network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38a103da4bfc281a811b03099e1c39751722a8c</text:p>
          </table:table-cell>
          <table:table-cell office:value-type="string" calcext:value-type="string">
            <text:p>1753973978427889640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Comprehensive Survey on Outlier Detection Metho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6bb7a0bcb442135450b66399b7b35196f809a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critical literature survey and prospects on tampering and anomaly detection in image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99c41acbb4f1240944a53f6135eb36c87f98ee90</text:p>
          </table:table-cell>
          <table:table-cell office:value-type="string" calcext:value-type="string">
            <text:p>1712358555339288546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critical overview of outlier detection metho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2d5394a438c669afd5ccec225e2e1c4f1e350351</text:p>
          </table:table-cell>
          <table:table-cell office:value-type="string" calcext:value-type="string">
            <text:p>1341212582450383696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Critical Review on Outlier Detection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379fb2e6cbdb51ea8d2d5265533aa0dd9c87dc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ep learning framework to early identify emerging technologies in large-scale outlier patents: an empirical study of CNC machine tool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ec8275d24f105706a1e27cf0eabf810b27d39b18</text:p>
          </table:table-cell>
          <table:table-cell office:value-type="string" calcext:value-type="string">
            <text:p>1168225345449504595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five step procedure for outlier analysis in data mi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140572794348180818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holistic review of Network Anomaly Detection Systems: A comprehensive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8a45159d31b1733b43d6de734109c3f7c08f83b9</text:p>
          </table:table-cell>
          <table:table-cell office:value-type="string" calcext:value-type="string">
            <text:p>349991335668546314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literature review on one-class classification and its potential applications in big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7b0a7a6c8fb26e32b9206847e78d521a2cd59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ethodological overview on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96e7ecece4691a26f0cd8fe35e61f2247d2d68d</text:p>
          </table:table-cell>
          <table:table-cell office:value-type="string" calcext:value-type="string">
            <text:p>86658362495769261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ational estimate of the birth prevalence of congenital anomalies in India: systematic review and meta-analysi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77f9b11db2510183255e7de39ddc7ff563fa41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te on detecting statistical outliers in psychophysical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3331a0c7227d55aaf8524f6b26c3e572c5c9e9d</text:p>
          </table:table-cell>
          <table:table-cell office:value-type="string" calcext:value-type="string">
            <text:p>531301924619958461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te on the use of outlier criteria in Ontario laboratory quality control schem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57e58233bd1e509b6a01cfb4039a1cceee56f3ca</text:p>
          </table:table-cell>
          <table:table-cell office:value-type="string" calcext:value-type="string">
            <text:p>248535376947232126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view and Analysis of Outlier Detection Algorith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dbd3042fb75e250c27a5140c6e0ee37e62d43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view and comparison of methods for detecting outliers in univariate data sets</text:p>
          </table:table-cell>
          <table:table-cell office:value-type="string" calcext:value-type="string">
            <text:p>master thesi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cb868f0b242b9623b7544a58b6a21647dfa138a5</text:p>
          </table:table-cell>
          <table:table-cell office:value-type="string" calcext:value-type="string">
            <text:p>62408528861961459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AND EMPIRICAL COMPARISON OF UNIVARIATE OUTLIER DETECTION METHO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d8c6e64ed75fe08d1c4b7e61cf30c45c27d8d8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f Anomaly based Intrusion Detection Syste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9c21441e384c32bea9680648417e91884b7aaff4</text:p>
          </table:table-cell>
          <table:table-cell office:value-type="string" calcext:value-type="string">
            <text:p>924792378279242389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f Anomaly Detection in Automated Surveillanc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96f078dfce27a22e9fd5c4ae12a664c0e790bfac</text:p>
          </table:table-cell>
          <table:table-cell office:value-type="string" calcext:value-type="string">
            <text:p>594079078687348999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f Anomaly Detection Systems in Cloud Networks and Survey of Cloud Security Measures in Cloud Storage Applica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6379b5e0906fd70126776d686f87ccec1fac8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f anomaly detection techniques and applications in financial frau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b93d667154f289f2eeed9dd29ef6237357070d3</text:p>
          </table:table-cell>
          <table:table-cell office:value-type="string" calcext:value-type="string">
            <text:p>251595147384050753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f Approaches for the Detection and Treatment of Outliers in Processing Wind Turbine and Wind Farm Measurement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22f5ea4937ab1d9fc0f11b2e20b1d123ce743f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review of ENSO theori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51533305207159542cb08f5e00fad41e6352b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f Local Outlier Factor Algorithms for Outlier Detection in Big Data Strea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449b9b3fe04fe260731a3c74d2123bf6eaadf5b</text:p>
          </table:table-cell>
          <table:table-cell office:value-type="string" calcext:value-type="string">
            <text:p>1412735616874415857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Review of Machine Learning based Anomaly Detection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dac268e01575c2e44008c1aca04ecd0a80726a1</text:p>
          </table:table-cell>
          <table:table-cell office:value-type="string" calcext:value-type="string">
            <text:p>219640467261054885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Review of Outlier Prediction Techniques in Data Mi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9405d078ac84a28c9fc3c851fc7cdc8ac80ec95d</text:p>
          </table:table-cell>
          <table:table-cell office:value-type="string" calcext:value-type="string">
            <text:p>606032531851868194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f SCADA Anomaly Detection Syste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6d5632784f00d9fba7b3ae4e0c0ee880a4511a</text:p>
          </table:table-cell>
          <table:table-cell office:value-type="string" calcext:value-type="string">
            <text:p>1576245916397585189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f Some Robust Data Analysis And Multiple Outlier Detection Procedur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5a8500266681f6907b721c97dfa2d283e35b5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f statistical outlier metho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469f92dbce67ec4444d094e818eeebaaed3d8d5</text:p>
          </table:table-cell>
          <table:table-cell office:value-type="string" calcext:value-type="string">
            <text:p>856617853794738077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f tree-based approaches for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3a1795522de776abc9737b8620dcd8e15f37357</text:p>
          </table:table-cell>
          <table:table-cell office:value-type="string" calcext:value-type="string">
            <text:p>1107825064492516917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f various statestical methods for Outlier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b6e32110d161c3d6f42e4b2fc85da9c6c58533d</text:p>
          </table:table-cell>
          <table:table-cell office:value-type="string" calcext:value-type="string">
            <text:p>1597902505800476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Review on Clustering and Outlier Analysis Techniques in Datami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8a269947f9ecb800d940ee11d86006be39ba4d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Review on Data Preprocessing Techniques Toward Efficient and Reliable Knowledge Discovery From Building Operational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36a93134fdbcb74de18d222d17fec177d32d3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n Negative Road Anomaly Detection Metho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f567fdbd0c2a3521a5105536a0dbfa3053abf40</text:p>
          </table:table-cell>
          <table:table-cell office:value-type="string" calcext:value-type="string">
            <text:p>463307816656740362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n outlier detection techniques on data stream by using different approaches of K-Means algorith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9f39cdfb273311e0cc1f57628fde9e8787b33b7</text:p>
          </table:table-cell>
          <table:table-cell office:value-type="string" calcext:value-type="string">
            <text:p>882653595788074102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Review on Outlier/Anomaly Detection in Time Series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29173b6033ce240e0b5930379417f703d0e38fe</text:p>
          </table:table-cell>
          <table:table-cell office:value-type="string" calcext:value-type="string">
            <text:p>1545676763421897469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review on type-2 fuzzy neural networks for system identific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8d3d8ec9c17949428bf158e7aef838d1512e9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: Outlier Detection in Streaming Data Using Clustering Approache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65c9115da58f58001d7ebbdb5b974424b1c21a5d</text:p>
          </table:table-cell>
          <table:table-cell office:value-type="string" calcext:value-type="string">
            <text:p>290389742556743262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and classification of the security anomaly detection mechanisms in software defined network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29ed9b614294388dfa88e23b8bb6110e462c3a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urvey for different approaches of Outlier Detection in data mi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4d751c46443493d8a89b8905600a0544d0da9e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Anomaly Detection Approaches in Internet of Thing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138c419f7475625745b57e95acf682c04bcd7f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Anomaly Detection for Connected Vehicle Cybersecurity and Safet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b9920d52c6ccbf8a67733cf85c22dfa961f10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Anomaly Detection in Industrial Wireless Sensor Networks with Critical Water System Infrastructure as a Case Stud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62f43b69f719842a9b6871b8fb3ad2f8bb38d169</text:p>
          </table:table-cell>
          <table:table-cell office:value-type="string" calcext:value-type="string">
            <text:p>1797396446789531569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anomaly detection methods in network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6b37bce47fb9682de35932e0142493936c2e3f6b</text:p>
          </table:table-cell>
          <table:table-cell office:value-type="string" calcext:value-type="string">
            <text:p>1345474801041924891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anomaly detection techniques in financial domai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b55d69c4b5f9a371f04944453283ed36ddb90ce</text:p>
          </table:table-cell>
          <table:table-cell office:value-type="string" calcext:value-type="string">
            <text:p>1617655827833299767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anomaly intrusion detection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8b4c7576eda4e56249b24ac3b703e410b47848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data mining and social network analysis based anomaly detection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885782689d2530ef79d8d4b7575147893eb36a2</text:p>
          </table:table-cell>
          <table:table-cell office:value-type="string" calcext:value-type="string">
            <text:p>910699627943676874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deep learning-based network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605d856f4502c2ddd234b8c61bbbe1fc22af3ef</text:p>
          </table:table-cell>
          <table:table-cell office:value-type="string" calcext:value-type="string">
            <text:p>200955821237423453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Distance and Similarity Measures Used Within Network Intrusion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925a374d23127cc58027b4437a3f1dea8f02844</text:p>
          </table:table-cell>
          <table:table-cell office:value-type="string" calcext:value-type="string">
            <text:p>1436084632336745737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machine learning methods applied to anomaly detection on drinking-water quality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0a37b2a682995a0c5f2d6927d5296d8e9c4684c</text:p>
          </table:table-cell>
          <table:table-cell office:value-type="string" calcext:value-type="string">
            <text:p>49672386574070157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network anomaly detection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eb2320ff1e1a109d9c8bf0d53b3edc370d4cea6</text:p>
          </table:table-cell>
          <table:table-cell office:value-type="string" calcext:value-type="string">
            <text:p>903128536033252073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urvey of network anomaly visualiz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51dc5c6d2ef3eb6788403fe0ca7685ae89209bc</text:p>
          </table:table-cell>
          <table:table-cell office:value-type="string" calcext:value-type="string">
            <text:p>767394690152859919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outlier detection algorithms for data strea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cb7d8ede56d077eb5dcbc25bbe1d95999341060</text:p>
          </table:table-cell>
          <table:table-cell office:value-type="string" calcext:value-type="string">
            <text:p>1564833143489908961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URVEY OF OUTLIER DETECTION IN DATA MI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aae6b385cd9296eddf9d10f548e01047f2938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outlier detection in high dimensional data strea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6d97dbd38393b0c3bce95fde0545f5866be7826</text:p>
          </table:table-cell>
          <table:table-cell office:value-type="string" calcext:value-type="string">
            <text:p>1445202907277074648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urvey of Outlier Detection Methodologi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de5b8ac38c8e6baaf86b1721a164d3c33477fd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urvey of Outlier Detection Methodologies and Their Applica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8daf1666b24552876330810a4602f8f3743de90b</text:p>
          </table:table-cell>
          <table:table-cell office:value-type="string" calcext:value-type="string">
            <text:p>489250016913022165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Outlier Detection Methods in Network Anomaly Identific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83a6c77e61a38ada308992cc579c8cd49ee16f4</text:p>
          </table:table-cell>
          <table:table-cell office:value-type="string" calcext:value-type="string">
            <text:p>143161275410469825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Outlier Detection Techniques in IoT: Review and Classific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72bcdd6e136ae08cea955e6c9c3ed716a98326c</text:p>
          </table:table-cell>
          <table:table-cell office:value-type="string" calcext:value-type="string">
            <text:p>1469278504726722838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urvey of Physics-Based Attack Detection in Cyber-Physical Syste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f3861590d3800c754503a29d5585cfc271724b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urvey of rare epigenetic variation in 23,116 human genomes identifies disease-relevant epivariations and novel CGG expans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de2422587d780efcd5fd1359b1d7b6588de95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research on anomaly detection for time seri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6e5150bcb2f516c4482b11bfbe579ac928d5978</text:p>
          </table:table-cell>
          <table:table-cell office:value-type="string" calcext:value-type="string">
            <text:p>1475852628247962778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Single-Scene Video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2d0ef096d3b39bb83a344393522360aaf69d694</text:p>
          </table:table-cell>
          <table:table-cell office:value-type="string" calcext:value-type="string">
            <text:p>882871117447652663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video datasets for anomaly detection in automated surveillanc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38d50100fe392ae705a0e5f7d9b47ca1dad3ee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f Visualization Tools Assessed for Anomaly-Based Intrusion Detection Analysi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b70dd06208e9bc2763caf9f7297cdc6cf70f8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Anomaly Based Host Intrusion Detection Syste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6d7b1e32a3c8bb8cf4f51f4c0561146c437bc766</text:p>
          </table:table-cell>
          <table:table-cell office:value-type="string" calcext:value-type="string">
            <text:p>826327472025703260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anomaly based intrusion detection syste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cb4631cead2219da5eb74b19966146509869864</text:p>
          </table:table-cell>
          <table:table-cell office:value-type="string" calcext:value-type="string">
            <text:p>1367299124415712244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Anomaly Detection for Technical Systems using LSTM Network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84a7897cf8542b097d7ceff6e9daa6d97b4ad952</text:p>
          </table:table-cell>
          <table:table-cell office:value-type="string" calcext:value-type="string">
            <text:p>117259940517441672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Anomaly detection in Evolving Data: [with Application to Forest Fire Risk Prediction]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ea10fedc0f550aa05dbb419825c1c17d2e6950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ANOMALY DETECTION METHODS FOR AD HOC NETWORK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b8647b9074723d4e6dbe33a77448438812865a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Anomaly Detection of Botnet in Network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d12a131c03ebe3f67cca589b7af631022d7b74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Anomaly Detection, Life Prediction and Maintenance Decision for Industrial Process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165f98ca65ef89ab7fba1d29c2193cff72cd3f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urvey on Association Rule Mi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eca766d2c91e5895c80d9a289cb9b4ccd4a2b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urvey on Big Data for Network Traffic Monitoring and Analysi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cf5aec66b31f7650042fa22be6932dc54711a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Blockchain Anomaly Detection Using Data Mining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d21e628ae13a70d61e90e61ed204818035134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Cluster Based Outlier Detection Techniques in Data Strea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6e6a9342565b34cce59a0f2b865b03879b1b99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Deep Learning Techniques for Video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8f861693fbcb52f9bf1c6709f0d59d7ec28d7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Different Graph Based Anomaly Detection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93d8f9abb16fda716608b12971c3e2119583df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urvey on GANs for Anomaly Detection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bdd74925d662a78efdf130d953dff97a131d12a</text:p>
          </table:table-cell>
          <table:table-cell office:value-type="string" calcext:value-type="string">
            <text:p>130759033675444036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Log Anomaly Detection using Deep Lear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6555b55e0c7c57f01323bad931d21646b2588a25</text:p>
          </table:table-cell>
          <table:table-cell office:value-type="string" calcext:value-type="string">
            <text:p>762475874147265380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urvey on machine learning and outlier detection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7f5a2a9daa38c38dd3768cb3686062ee3addf91e</text:p>
          </table:table-cell>
          <table:table-cell office:value-type="string" calcext:value-type="string">
            <text:p>9313192680191789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urvey on Mixed-Attribute Outlier Detection Metho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01fd05e49c53764fc0883af1f057e5dc7eaa5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Outlier Detection in Financial Transac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6cd9214579b20a2a709554321e9c6cfacf0b0a54</text:p>
          </table:table-cell>
          <table:table-cell office:value-type="string" calcext:value-type="string">
            <text:p>38019589559515205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outlier detection in Internet of Things big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d326c44ef6752605ee8004e7df3e439392fc8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Outlier Detection in the Context of Stream Mining: Review of Existing Approaches and Recommada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4f6442951c51c2ff2541e0252d7110fbd1591be</text:p>
          </table:table-cell>
          <table:table-cell office:value-type="string" calcext:value-type="string">
            <text:p>567956785516427419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urvey on Outlier Detection Metho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759d21394435103ca62d23955f9bb99edda5e878</text:p>
          </table:table-cell>
          <table:table-cell office:value-type="string" calcext:value-type="string">
            <text:p>663754501387850192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urvey on Outlier Detection Metho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62538d4b9203e6afc91f82c325ee5b7fcfbe93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Outlier Detection Technique In Streaming Data Using Data Clustering Approach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ab35a683cc2b561877c3954dc790176d9b0418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Outlier Detection Techniques for Credit Card Fraud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863e77593b9c3abed4d83348e2dc898a0bd9e850</text:p>
          </table:table-cell>
          <table:table-cell office:value-type="string" calcext:value-type="string">
            <text:p>677268583893779442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outlier explana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96134e08d39c17b13344e773a78a2649206f22a</text:p>
          </table:table-cell>
          <table:table-cell office:value-type="string" calcext:value-type="string">
            <text:p>9819441409454586346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Social Media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212e42e73bcc61e861428f32bf1180e81f3d049</text:p>
          </table:table-cell>
          <table:table-cell office:value-type="string" calcext:value-type="string">
            <text:p>347875040392587825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urvey on unsupervised outlier detection in high‐dimensional numerical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65fc8f5e7329f0476bc7280f0ef6b91a8c8484b</text:p>
          </table:table-cell>
          <table:table-cell office:value-type="string" calcext:value-type="string">
            <text:p>686967543595557833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urvey on Urban Traffic Anomalies Detection Algorith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e8b9f6f2a24e0db9131c9a247b2ef514accec3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ystematic Literature Review on Outlier Detection in Wireless Sensor Network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6a152e021b84cf5768812a16c4bbf388702deadb</text:p>
          </table:table-cell>
          <table:table-cell office:value-type="string" calcext:value-type="string">
            <text:p>1674814369216704141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ystematic Review and Meta-Analysis of Cognitive-Behavioral Therapy for Anxiety in Youth with High-Functioning Autism Spectrum Disorde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1113b1ccc39387269df850db5a1cbc9af0c06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ystematic review of research on educational leadership and management in South Africa: mapping knowledge production in a developing societ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215b7f471499a9f02fcb7f578d2fe7d9b609a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ystematic Review of the Energy Cost and Metabolic Intensity of Yoga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b8c577ef06fb2d01904474f1ef34695db945a6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tutorial overview of anomaly detection in hyperspectral images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6e0530ddd9a8c0c93408140ad08b074f02b45520</text:p>
          </table:table-cell>
          <table:table-cell office:value-type="string" calcext:value-type="string">
            <text:p>1474395703978921961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Unified Survey on Anomaly, Novelty, Open-Set, and Out-of-Distribution Detection: Solutions and Future Challeng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b153cc2c7f5ea9f307f12ea945a5e9196ee5c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Unifying Review of Deep and Shallow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0b99ae0682d42a2010be401dd1d8f7baca9bb5f</text:p>
          </table:table-cell>
          <table:table-cell office:value-type="string" calcext:value-type="string">
            <text:p>53574456303938605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alvaria: a unique congenital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6171e466d125dcc4cd5c36ccf28c6bad1c925cb</text:p>
          </table:table-cell>
          <table:table-cell office:value-type="string" calcext:value-type="string">
            <text:p>1358902554375395772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ardiac anomaly: current issues in prenatal assessment and treatmen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4f25aa1c2a459e85359ca3b323cbe22b58e98ef</text:p>
          </table:table-cell>
          <table:table-cell office:value-type="string" calcext:value-type="string">
            <text:p>17339740402089243898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ardiac anomaly: Review of the subject with case report and emphasis on practical sonograph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576e5285a0d577303bb0e0e8cb0c291b81978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ommodating outliers and nonlinearity in decision model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c15b569503b999dab65fa69df011aec057d70a1b</text:p>
          </table:table-cell>
          <table:table-cell office:value-type="string" calcext:value-type="string">
            <text:p>905280467933666480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vity and Anomaly Detection in Smart Home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8960a7bb22481405c6c8d8b25918a7fec4073833</text:p>
          </table:table-cell>
          <table:table-cell office:value-type="string" calcext:value-type="string">
            <text:p>3168250136974544343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ancements of Data Anomaly Detection Research in Wireless Sensor Networks: A Survey and Open Iss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d1076238166aeea8ad53de5865eaa1cc2ec5617</text:p>
          </table:table-cell>
          <table:table-cell office:value-type="string" calcext:value-type="string">
            <text:p>17779151440091117197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ancements of Outlier Detection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e20a8346ee9181ba7ee27e857bd7c09ba34f8ba</text:p>
          </table:table-cell>
          <table:table-cell office:value-type="string" calcext:value-type="string">
            <text:p>1137538390479462102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N Populations in Large-volume X-Ray Surveys: Photometric Redshifts and Population Types Found in the Stripe 82X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9e788054cc67c92368f04ebf5149b83d3ac305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bulatory blood pressure monitoring: a critical review of the current methods to handle outlier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83f0e72ebb6b3f91e11c13d04d9a5c106c2beea</text:p>
          </table:table-cell>
          <table:table-cell office:value-type="string" calcext:value-type="string">
            <text:p>406518456867741103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ALMA Survey of λ Orionis Disks: From Supernovae to Planet Form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6afa64d33fad4b9a62d537cd938f6024b7ad8c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approach to the analysis of SDSS spectroscopic outliers based on self-organizing maps-Designing the outlier analysis software package for the next Gai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3116158678780402209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approach toward the problem of outliers in QSA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598c3571d798bdeee2d6d3ee0198f1bbcf2a4ce1</text:p>
          </table:table-cell>
          <table:table-cell office:value-type="string" calcext:value-type="string">
            <text:p>1824110427101623183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Assessment on Handling of Outlier Subjects in Bioequivalence Study -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7076fabe9fb96cc555b6a62628138161f2484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Automatic Survey System for Paved and Unpaved Road Classification and Road Anomaly Detection using Smartphone Senso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995c760c624c0269e7ba00267151e1e8eee945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Extensive Survey on Intrusion Detection- Past, Present, Futur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043a28e12cbeeb45f9d58f2aaaf58e43138ad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 introduction to outlier analysis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bc042ec7a58ca8040ee08178433752f2c16f25e</text:p>
          </table:table-cell>
          <table:table-cell office:value-type="string" calcext:value-type="string">
            <text:p>13301180887127729579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Investigation of Nonresponse Bias and Survey Location Variability in the 2017-2018 National Health and Nutrition Examination Survey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b1ebbcc66f4d901d7aa5ed8d04f57f4d2c7002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overview and a benchmark of active learning for outlier detection with one-class classifie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cbdd05670c848d896b643e2e543bfd8d8c0c37f7</text:p>
          </table:table-cell>
          <table:table-cell office:value-type="string" calcext:value-type="string">
            <text:p>1118247229059016019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overview of anomaly detection techniques: Existing solutions and latest technological tren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c3870e4c6f75aefeb7801c75026cefb512304f6</text:p>
          </table:table-cell>
          <table:table-cell office:value-type="string" calcext:value-type="string">
            <text:p>106262686662584685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overview of deep learning based methods for unsupervised and semi-supervised anomaly detection in video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198f45e979d4e7bb2ad2f8a5f098ab196c532b6</text:p>
          </table:table-cell>
          <table:table-cell office:value-type="string" calcext:value-type="string">
            <text:p>1028714391454686983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overview on trajectory outlier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1bd0408e31eac1ef2bf1942388cf41d60fc710b</text:p>
          </table:table-cell>
          <table:table-cell office:value-type="string" calcext:value-type="string">
            <text:p>3326545204149971804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yzing rare event, anomaly, novelty and outlier detection terms under the supervised classification framework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3d2b50b32479570eaa46482dbf7a44aae6a16f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id Security: A Survey of Issues, Malware Penetration, and Defens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c595787d84e1242189e4b8e714a184dc487535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nual Research Review: Youth firearm violence disparities in the United States and implications for prevention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b3acebba41f7ff2577bc5751d9f40f0a994e8f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ous Example Detection in Deep Learning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7eb32915b7767685ec3c9e9728ca9a50a379b8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ous Transport Due to the Conformal Anomaly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6323d508858984632fc648a09832ef4aa3157d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and Mitigation at Internet Scale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525acacce0f782069593592e61ffadec893b4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by robust statistic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89fb75d5fdc16f8c742f95fe1ef312ee13668120</text:p>
          </table:table-cell>
          <table:table-cell office:value-type="string" calcext:value-type="string">
            <text:p>1015537315001561437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for Cyber Security of the Substation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649c1eaa3afa6c7715d20b5e930ed01d754d1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for Discrete Sequence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3df899e1a18082b8654677b4c0aa95dbd96f0e0</text:p>
          </table:table-cell>
          <table:table-cell office:value-type="string" calcext:value-type="string">
            <text:p>4299534356199833882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for IoT Time-Series Data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0d65fbc8d71ac202ee8d7d5f0e58c63a6c6a957</text:p>
          </table:table-cell>
          <table:table-cell office:value-type="string" calcext:value-type="string">
            <text:p>12024281859181766627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for Predictive Maintenance in Industry 4.0-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3df84b9f637dd1ea0fcbe3ca38aebddbe3481b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maly Detection for Resonant New Physics with Machine Learning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b97bb582249022377fafff51e64b3ec197342f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frameworks for outlier and pattern anomaly of time series in wireless sensor network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9bff02296be70d0b16e85481bb4cb493bc3ad50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in Autonomous Driving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6c013c835be471502023b3f31d52d59ada76770</text:p>
          </table:table-cell>
          <table:table-cell office:value-type="string" calcext:value-type="string">
            <text:p>6640537701070652933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in Blockchain Networks: A Comprehensive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652d15fbfdc4002a25c0ea94e7a6e76b7f9d796</text:p>
          </table:table-cell>
          <table:table-cell office:value-type="string" calcext:value-type="string">
            <text:p>448411318140689768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in Computer Networks: A State-of-the-Art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2a944c139038253e5a637bba6df2a1cc8985490</text:p>
          </table:table-cell>
          <table:table-cell office:value-type="string" calcext:value-type="string">
            <text:p>1609037418309689874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omaly Detection in Data Mining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0b7ff2f0bc5a87602c46b63aabed5afe6e7e8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in dynamic network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3f9220e0ca8f2cb522c36d158ca88f043007c68</text:p>
          </table:table-cell>
          <table:table-cell office:value-type="string" calcext:value-type="string">
            <text:p>416873727068530887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in online social network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16ec0808e7c2a49f7f96c4efe2568f89ef26ef1</text:p>
          </table:table-cell>
          <table:table-cell office:value-type="string" calcext:value-type="string">
            <text:p>8361506767342359562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in Road Traffic Using Visual Surveillanc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88573561d2e662f53201971fab6ecf6beceefe73</text:p>
          </table:table-cell>
          <table:table-cell office:value-type="string" calcext:value-type="string">
            <text:p>7508689150525391328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in Univariate Time-series: A Survey on the State-of-the-Ar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f45bce52cca1f6e450ddaa1d19fe6e30661dffb</text:p>
          </table:table-cell>
          <table:table-cell office:value-type="string" calcext:value-type="string">
            <text:p>4370422915042112938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in wireless sensor network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552525e2a7d6e84752ca0c05bfbf73311af3eeb0</text:p>
          </table:table-cell>
          <table:table-cell office:value-type="string" calcext:value-type="string">
            <text:p>1821471794025611804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in wireless sensor networks in a non-stationary environmen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81de9af03464ff044cd6527c83a0f07ccf278487</text:p>
          </table:table-cell>
          <table:table-cell office:value-type="string" calcext:value-type="string">
            <text:p>1274293343186479655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in wireless sensor network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c36143f51eb1a23b28eabb30af040f9f00a36b7</text:p>
          </table:table-cell>
          <table:table-cell office:value-type="string" calcext:value-type="string">
            <text:p>253225994880840969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omaly detection methods for categorical data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91d7a634288acf07a5d2cef021e1f1ba5ea1662e</text:p>
          </table:table-cell>
          <table:table-cell office:value-type="string" calcext:value-type="string">
            <text:p>14156962975413022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methods in wired networks: a survey and taxonom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51fb25f13babadef37e6031895bc9313a5e0ac7</text:p>
          </table:table-cell>
          <table:table-cell office:value-type="string" calcext:value-type="string">
            <text:p>506454815930410453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Techniques using Deep Learning in IoT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d0b950cfdd1ee4794095670edd81dd0dae1d27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 with density estim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b6360c6d2bdc55360925445b77d21126b477e9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omaly Detection, Analysis and Prediction Techniques in IoT Environment: A Systematic Literature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faebdc6299470cb9018f5446c6e779d0f9da8c0</text:p>
          </table:table-cell>
          <table:table-cell office:value-type="string" calcext:value-type="string">
            <text:p>2546662221722829923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omaly detection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71d1ac92ad36b62a04f32ed75a10ad3259a7218d</text:p>
          </table:table-cell>
          <table:table-cell office:value-type="string" calcext:value-type="string">
            <text:p>556402703576663948</text:p>
          </table:table-cell>
          <table:table-cell table:style-name="ce1" office:value-type="string" calcext:value-type="string">
            <text:p>4692669585086585586</text:p>
          </table:table-cell>
          <table:table-cell table:style-name="ce1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 Indicators for Time-Reversal Symmetric Topological Order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7f55ebe1f22406cba3869377000580956711b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maly Teletraffic Intrusion Detection Systems on Hadoop-Based Platforms: A Survey of Some Problems and Solu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2b7c1c9354ccdaf8734a4a6f28bbd082ac4dc6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ficial intelligence based anomaly detection of energy consumption in buildings: A review, current trends and new perspectiv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7cf5bbd7663c1f7dc6fb103ec753ab12f85ca3c</text:p>
          </table:table-cell>
          <table:table-cell office:value-type="string" calcext:value-type="string">
            <text:p>14834786797091428813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ymptotic Theory of Outlier Detection Algorithms for Linear Time Series Regression Model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d28b5681900b2d512c34848acd412bb6102d5a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 and anomaly detection in iot networks using machine learning techniques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8fd4b40068904fd355f71515d40fc2f1f222f0e9</text:p>
          </table:table-cell>
          <table:table-cell office:value-type="string" calcext:value-type="string">
            <text:p>6202896055905503535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xial anomaly: The modern statu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6965dd905ebb6e3de9a1d19002e75a0f42e33a6</text:p>
          </table:table-cell>
          <table:table-cell office:value-type="string" calcext:value-type="string">
            <text:p>772629565686835273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nchmarking of machine learning for anomaly based intrusion detection systems in the CICIDS2017 datase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8f2ab8184b9d6abaafc8ee23b292ae775f72128</text:p>
          </table:table-cell>
          <table:table-cell office:value-type="string" calcext:value-type="string">
            <text:p>394483721341072312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st-practice recommendations for defining, identifying, and handling outlie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a98ae164076c60ff63a1281b8c323a4f5ed33d7</text:p>
          </table:table-cell>
          <table:table-cell office:value-type="string" calcext:value-type="string">
            <text:p>711257568311442943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GP Anomaly Detection Technique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7c2aa19f50ca94890553a4e854c3917a37849a8</text:p>
          </table:table-cell>
          <table:table-cell office:value-type="string" calcext:value-type="string">
            <text:p>244913841962833210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‐ and Movement‐Oriented Interventions for Posttraumatic Stress Disorder: A Systematic Review and Meta‐Analysi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4b676466d45dd77d212794831c2805fd0ec87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lular metabolism and disease: what do metabolic outliers teach us?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0686eee040e1a95dc7f5f16ff2f6270f80bf465</text:p>
          </table:table-cell>
          <table:table-cell office:value-type="string" calcext:value-type="string">
            <text:p>1792664246560148550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acteristics and classification of outlier detection techniques for wireless sensor networks in harsh environment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aeacd30cd26d5ec2c895d42ba6dd995b8c9458d</text:p>
          </table:table-cell>
          <table:table-cell office:value-type="string" calcext:value-type="string">
            <text:p>1209949341942541624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ari III malformation: a comprehensive review of this enigmatic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081d7471adabb6d5fe25057dc23b3b60938b0d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ral anomaly and diffusive magnetotransport in Weyl metal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476194dfb403062a5a151c93e048554e5963cb7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ral anomaly and local polarization effect from the quantum kinetic approach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59d3b98f480fc18aa4cac90b4edd52adbd5029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ral anomaly and transport in Weyl metal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6ff7f1ececec37b8e84a97c350707962c238895</text:p>
          </table:table-cell>
          <table:table-cell office:value-type="string" calcext:value-type="string">
            <text:p>14453679053943329022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ral Anomaly as the Origin of the Planar Hall Effect in Weyl Semimetal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d859785cfbd65920031933bfacfe9b251679a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ssification and Anomaly Detection for Astronomical Survey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bbe62e768b626706727c5fd2eeaa7a78c032ec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arative Study on Trajectory Outlier Detection Algorith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987282e7219a374b57e8668ffd3b6d74513382a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arison of local outlier detection techniques in spatial multivariate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eb470bfcfe0a2ba15e18365da14b2d149505f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ormal anomaly as a source of soft photons in heavy ion collision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428a3cf11ef578282086d46ef1761f4f9c8c88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raining the minimal flavor violating leptoquark explanation of the RD(*)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b7727ffdbd58577f053e44c3f83d876b18011a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s Distance and Mahanabolis Distance Outlier Detection Methods to identify Review Spa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56b2de6dda12e2caaa4dc946012263de6c10fc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ded Scene Analysi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018e1e0ceda44e0f643b376d008934cdfae8c0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 clinical practice in the screening and diagnosis of spatial neglect post-stroke: Findings from a multidisciplinary international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3027b93534e11b6b6f5172198f8d9d815245c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Matter Interpretation of the Neutron Decay Anomaly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0c53f1965968daf2cb5b5b12f809c974b2e76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 Collection for Security Measurement in Wireless Sensor Network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69e138a3f0e6be1a4d6724174324d5c1ade0d6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 Mining for the Internet of Things: Literature Review and Challeng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d69ad95c0f7cd9a318f9fa0de77834ecf4680d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Mining for the Internet of Things: Literature Review and Challenges</text:p>
          </table:table-cell>
          <table:table-cell office:value-type="string" calcext:value-type="string">
            <text:p>plagiaris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9faa2f09d411e64e3f3c5e092ed30357799c90</text:p>
          </table:table-cell>
          <table:table-cell table:style-name="Default"/>
          <table:table-cell table:number-columns-repeated="2"/>
          <table:table-cell office:value-type="string" calcext:value-type="string">
            <text:p>0d69ad95c0f7cd9a318f9fa0de77834ecf4680d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 Mining for Wearable Sensors in Health Monitoring Systems: A Review of Recent Trends and Challeng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b8ac910c710b035c4601dc628587dafec25dad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ta preprocessing for anomaly based network intrusion detection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a9f0b436b610d4cef1a022ab6083ac2278dc7e2</text:p>
          </table:table-cell>
          <table:table-cell office:value-type="string" calcext:value-type="string">
            <text:p>15985457559338707187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 stream clustering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75dfc6a2c0f70e6af04d20816717988123ce2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ling with outliers in survey data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8023df66945eef9d764b14df3591c916fb4d1dd6</text:p>
          </table:table-cell>
          <table:table-cell office:value-type="string" calcext:value-type="string">
            <text:p>8628400851629327618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ep learning approaches for anomaly-based intrusion detection systems: A survey, taxonomy, and open iss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6a0e4209529b827cd86a52a4766968001a3f187c</text:p>
          </table:table-cell>
          <table:table-cell office:value-type="string" calcext:value-type="string">
            <text:p>16622578027832423669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ep Learning for Anomaly Detection in Time-Series Data: Review, Analysis, and Guidelin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712e279ecea207968717d8401000e7ca0b7bb74d</text:p>
          </table:table-cell>
          <table:table-cell office:value-type="string" calcext:value-type="string">
            <text:p>10085115476455036088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ep learning for anomaly detection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75247047d0b56950ba5ea77d4a29772eca95c1b</text:p>
          </table:table-cell>
          <table:table-cell office:value-type="string" calcext:value-type="string">
            <text:p>1807803268275639833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 Learning for Anomaly Detection: A Survey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2e667e4382aaa8e02a17d0522c1a910790ab65b</text:p>
          </table:table-cell>
          <table:table-cell office:value-type="string" calcext:value-type="string">
            <text:p>14919802204024255526</text:p>
          </table:table-cell>
          <table:table-cell/>
          <table:table-cell office:value-type="string" calcext:value-type="string">
            <text:p>84af0bbe339c1adbc9d075dee99b9d4f86a186c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ep Learning for Medical Anomaly Detection –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ed4dc4df5dbde2677852c33080e3c893bf0a5ba</text:p>
          </table:table-cell>
          <table:table-cell office:value-type="string" calcext:value-type="string">
            <text:p>1022716626290323661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ep Learning for Spatio-Temporal Data Mining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54c647f6db73621ec496ea86355726161c0898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ep learning for unsupervised anomaly localization in industrial image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51ba3b33f445199d9f3cddb5b00c7e2927199b0c</text:p>
          </table:table-cell>
          <table:table-cell office:value-type="string" calcext:value-type="string">
            <text:p>9579459676985496387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ep learning-based anomaly detection in cyber-physical systems: Progress and opportuniti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924413882f2399c222059ff474800f3656ecc866</text:p>
          </table:table-cell>
          <table:table-cell office:value-type="string" calcext:value-type="string">
            <text:p>12499518855704116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ing sensor faults, anomalies and outliers in the internet of things: A survey on the challenges and solu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2a68d1014ca060b9cd7024217e9c483f3cb4fb47</text:p>
          </table:table-cell>
          <table:table-cell office:value-type="string" calcext:value-type="string">
            <text:p>627778684384593028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ion of outlie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638657cf00bcd705d968c616e50d36f9c6738e2</text:p>
          </table:table-cell>
          <table:table-cell office:value-type="string" calcext:value-type="string">
            <text:p>14063590249877963773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ac versus Weyl fermions in topological insulators: Adler-Bell-Jackiw anomaly in transport phenomena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e70c37973c94ee1fd27596907341164df7e6cc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roportionate exposures in environmental justice and other populations: the importance of outlie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e8fe9cdfa492b143e9f100ae87d4bb2c38433c59</text:p>
          </table:table-cell>
          <table:table-cell office:value-type="string" calcext:value-type="string">
            <text:p>1273219128478625364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ought over East Asia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2b27bd38e95f5fdcccbf091b8151e460c807a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ties When an Anonymous Student Health Survey Finds a Hot Spot of Suicidalit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806ad5d29c310339606546c160f5fc9e1ce2ff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stein anomaly associated with left ventricular noncompaction: An autosomal dominant condition that can be caused by mutations in MYH7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300b95be90351fa308b860a4d3065223737a78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stein anomaly review: what’s now, what’s next?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f1d620cd11d2692c338b611674a16d2020942c9</text:p>
          </table:table-cell>
          <table:table-cell office:value-type="string" calcext:value-type="string">
            <text:p>4964855116891967319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stein Anomaly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f1fcbbed756d8b1c0bdf021876ad5ef2b16f68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stein's anomaly - review of a multifaceted congenital cardiac condition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7007d22897336c1ca66b15fae916333f5ed0143a</text:p>
          </table:table-cell>
          <table:table-cell office:value-type="string" calcext:value-type="string">
            <text:p>1533241615122215680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stein's anomaly (review of literature and a case report)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35d6d7ebdd40df5ca8787c3c49ad625db6e08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stein's anomaly: clinical profile and natural histor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4b29d0e5903b99cf324024fdeec5390a77db5a4</text:p>
          </table:table-cell>
          <table:table-cell office:value-type="string" calcext:value-type="string">
            <text:p>1256451569757557237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stein's Anomaly: Review of Arrhythmia Types and Morphogenesis of the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c78df9608c80be64dc81017c655803701450716</text:p>
          </table:table-cell>
          <table:table-cell office:value-type="string" calcext:value-type="string">
            <text:p>17337177513251010318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cational anomaly analytics: features, methods, and challeng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9edc63146315c287fa2cdc43a6ea08756e3db3e9</text:p>
          </table:table-cell>
          <table:table-cell office:value-type="string" calcext:value-type="string">
            <text:p>14630049605547586287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 of adjunctive ranitidine for antipsychotic-induced weight gain: A systematic review of randomized placebo-controlled trial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9c8ac22f0088849e29d2a1f40efba786fb61a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Reading Programs; A Critical Review of Outlier Studie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9126bb32742a783826d7297ff8ab24793524fbd</text:p>
          </table:table-cell>
          <table:table-cell office:value-type="string" calcext:value-type="string">
            <text:p>122551421726369637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magnetic fields and anomalous transports in heavy-ion collisions—a pedagogical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b21ca0de353229c2d84e08c1663b8bfa943b3e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torial anomaly in F-region—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d27a6de6c828559da4bbd0c4cb06325c5ecedb4</text:p>
          </table:table-cell>
          <table:table-cell office:value-type="string" calcext:value-type="string">
            <text:p>5427439094357574702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ophageal atresia in the Northern Region Congenital Anomaly Survey, 1985-1997: prenatal diagnosis and outcome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8cfa2a82ba0f5f8bfac57f3251135f12d5ce8ba</text:p>
          </table:table-cell>
          <table:table-cell office:value-type="string" calcext:value-type="string">
            <text:p>1277289625722768265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luation of geochemical sedimentary reference materials of the Geological Survey of Japan (GSJ) by an objective outlier rejection statistical metho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d0596bd60bedef2b8de14cc0db352237e2501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aluation of robust outlier detection methods for zero-inflated complex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6d9fd9d71706056faef7f05c6ce67cac614ae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amining the unexpected: Outlier analyses of factors affecting student achievemen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2b5c5b0888404e03eb8eee153be08a6b22080eb</text:p>
          </table:table-cell>
          <table:table-cell office:value-type="string" calcext:value-type="string">
            <text:p>17208669161770765967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rience Report: System Log Analysis for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c1ed7e32a85d72fb270ebd07a45641acfba02a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al Observation of Anisotropic Adler-Bell-Jackiw Anomaly in Type-II Weyl Semimetal WTe_{1.98} Crystals at the Quasiclassical Regime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79107df861cf2963a6271074ba1cc7e22c039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al signatures of the chiral anomaly in Dirac–Weyl semimetal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5ac0351791196bc052f3c5ecd529aba032ce7d6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rimental Tests of the Chiral Anomaly Magnetoresistance in the Dirac-Weyl Semimetals </text:p>
            <text:p>Na3Bi</text:p>
            <text:p> and GdPtBi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d9d8f133aa23498202c215563ddcac0c8f0030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loiting AIS Data for Intelligent Maritime Navigation: A Comprehensive Survey From Data to Methodolog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f585a7f6bf51606f9cfa80f19ec4720532c4f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loring stroke risk and prevention in China: insights from an outli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855fe2f82d022ce00959a9f5f5a1f5f1ff5b5686</text:p>
          </table:table-cell>
          <table:table-cell office:value-type="string" calcext:value-type="string">
            <text:p>10814697116078522392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ella prevalence rate increases over 150 years, and rates of other sesamoid bones remain constant: a systematic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908f90f69cff5f205cd5091bed985bcaf8364bd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atures and performance of some outlier detection metho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a7f27c20ed1c0abdcd8e44de65e6779cd06f89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-Selective Anomaly and Chiral Mode Reversal in Type-II Weyl Material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bcd4c62013d8ed7383bf81119438d92221a16b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tprints of New Strong Dynamics via Anomaly and the 750 GeV Diphoton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e86fafe56e30733cdcfc89eac2a4fa4504e542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tional quantum Hall effect in a curved space: gravitational anomaly and electromagnetic response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cd69e3e709a383829aa96e710354a70e14f610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ing anomaly in the effective theory of the fractional quantum Hall effect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b5cee038473d8178d94736cc220b3833bbda88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ud detection: A systematic literature review of graph-based anomaly detection approach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ffbf0cbafa24f17fe5db8582efaa3406ebd08a4</text:p>
          </table:table-cell>
          <table:table-cell office:value-type="string" calcext:value-type="string">
            <text:p>5004077234097548274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tional rarity: the ecology of outlie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cede14ee2e3a16071fb11aa2e70ec0103e8c946b</text:p>
          </table:table-cell>
          <table:table-cell office:value-type="string" calcext:value-type="string">
            <text:p>1830022982669586257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zzy C-Means clustering algorithm for data with unequal cluster sizes and contaminated with noise and outliers: Review and developmen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99e6d1ec1c0000a8816e43a773eea9188c00dd2</text:p>
          </table:table-cell>
          <table:table-cell office:value-type="string" calcext:value-type="string">
            <text:p>912719782137908078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N-based anomaly detection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3fab6dbb9d0f3eaac0b45a52c140165ae25b8b6</text:p>
          </table:table-cell>
          <table:table-cell office:value-type="string" calcext:value-type="string">
            <text:p>498807715068459993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alised measures of reliability for multiple outlie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300ecea657cbf9c63760d5b577d69ff7483f2f2</text:p>
          </table:table-cell>
          <table:table-cell office:value-type="string" calcext:value-type="string">
            <text:p>11041332993293101569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ized Out-of-Distribution Detection: A Survey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b2180d7fa0d65e8756401cb077bf3dea3f9b5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ating Artificial Outliers in the Absence of Genuine Ones —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ea785d090f88f54473806eb20670d79d62fa5f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magnetic Anomaly Survey at the Divergent Plate Boundary in Afar Depression, Ethiopi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4d94154321c3180bd43c49c96fde485429ce07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eevec: prototype or outlier?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c02f1c90c71137a085fc175e258a2af3b38a561</text:p>
          </table:table-cell>
          <table:table-cell office:value-type="string" calcext:value-type="string">
            <text:p>13234086525968316726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ph based anomaly detection and description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119f18eef5c4ff5aa4dcbca191fb4764de1de58</text:p>
          </table:table-cell>
          <table:table-cell office:value-type="string" calcext:value-type="string">
            <text:p>2616932922325721358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F: Indoor Localization Using a Multiple-Bandwidth General Regression Neural Network and Outlier Filt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b9092a0bfce04003a51761e64512530778f20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effding Tree Algorithms for Anomaly Detection in Streaming Dataset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49835fd71c7407c2309af42a88c98b98bf3a34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y Grail of Outlier Detection Technique: A Macro Level Take on the State of the Ar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ed0a2504b7ae14066544978ba6d45f5756122c7d</text:p>
          </table:table-cell>
          <table:table-cell office:value-type="string" calcext:value-type="string">
            <text:p>274987848668548321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 Organizational Cognitive Neuroscience Can Deepen Understanding of Managerial Decision‐Making: A Review of the Recent Literature and Future Direc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bc694bc8e1188dc6098ab6587437a177173c1c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bness in Unsupervised Outlier Detection Techniques for High Dimensional Data –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9a88412fb3049b3754db4507bad41fbdecf0b7f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 Approach for Outlier Detection over Wireless Sensor Network Real Time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d0655e3fe0a38e0df605eae310df3e5450113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perspectral Anomaly Detection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7573d411accb9400da80e1badc8e27ecd7b0661</text:p>
          </table:table-cell>
          <table:table-cell office:value-type="string" calcext:value-type="string">
            <text:p>1078195666846189873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entifying careless responses in survey data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29a90a6c609b3ca26db71829b74b12e8f6bd3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entifying R&amp;D outlie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ce5cf8b4bdfc4fc92f606a0dc378bf516abd85c0</text:p>
          </table:table-cell>
          <table:table-cell office:value-type="string" calcext:value-type="string">
            <text:p>1384348500654440300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MC case notes. Outlier review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9cd4a4f38411566e44a856f37ff66bcf7824c7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/Video Deep Anomaly Detection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9ae00b9a8539ba1a2a7d77408daad850fd33095</text:p>
          </table:table-cell>
          <table:table-cell office:value-type="string" calcext:value-type="string">
            <text:p>1099947520247553370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lementation and assessment of two density-based outlier detection methods over large spatial point clou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4862e969257237d6ce373dfa763aa7d287d133f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roving outlier detection in two establishment survey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1170328583614245707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proving security using SVM-based anomaly detection: issues and challeng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f0deb561e4f468662a5bfee33ccd6e470b0cfbe7</text:p>
          </table:table-cell>
          <table:table-cell office:value-type="string" calcext:value-type="string">
            <text:p>17329117974970185653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anticide/neonaticide: The outlier situation in the United Stat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07c7857daee40ac4bf98302364d4497ed40ac2c8</text:p>
          </table:table-cell>
          <table:table-cell office:value-type="string" calcext:value-type="string">
            <text:p>9433740549629877673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grating aspect analysis and local outlier factor for intelligent review spam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b60d18eaa8923ec61d37e74e8d630bbd7e25b63</text:p>
          </table:table-cell>
          <table:table-cell office:value-type="string" calcext:value-type="string">
            <text:p>2402956232516267549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estigating the Adequacy of Response Time Outlier Definitions in Computer-Based Web Surveys Using Paradata SurveyFocu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be90162528dff0ac6af5847e2e4f10392c1ce68</text:p>
          </table:table-cell>
          <table:table-cell office:value-type="string" calcext:value-type="string">
            <text:p>9625156211940287532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stor sentiment, accruals anomaly, and accruals managemen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7f5923a11fcb10fc99620c5ac70a0ae83a0753d</text:p>
          </table:table-cell>
          <table:table-cell office:value-type="string" calcext:value-type="string">
            <text:p>343736120340982676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T anomaly detection methods and application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61f3235d46ea53aa69b249a0bd82c97ea7890f5</text:p>
          </table:table-cell>
          <table:table-cell office:value-type="string" calcext:value-type="string">
            <text:p>8878030008185031216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 mortality a good indicator of the clinical quality of National Health Service hospitals? A cross-sectional study of outlier trusts for mortality indices using quality dashboar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8a2502c12cd6d0c2d40089d9b8b66463d5dbbf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mmerle's Anomaly as a Possible Causative Factor of Chronic Tension-Type Headaches and Neurosensory Hearing Loss: Case Report and Literature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66834b3f7226ba0fe58329c2a4fb949cf11f7f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grangian intersection floer theory : anomaly and obstru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088e21e4a018eba4dcaa71ca3e31335a3694b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n NAFLD: an underrecognized outli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c70a3af331a9c6b2833dc296dbfa50e669064f02</text:p>
          </table:table-cell>
          <table:table-cell office:value-type="string" calcext:value-type="string">
            <text:p>1319531997124536787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cal and Global Outlier Detection Algorithms in Unsupervised Approach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774a2f134facf993d032945aec6f014b455aea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itudinal structure of the F-region equatorial anomaly—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7f3cf23d2124b0796cfb793d823bc365f721e9d</text:p>
          </table:table-cell>
          <table:table-cell office:value-type="string" calcext:value-type="string">
            <text:p>18266720518799539549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hine Learning for Anomaly Detection: A Systematic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bb29c6cd0203a811ab18574e85e6b74a1a68cfc</text:p>
          </table:table-cell>
          <table:table-cell office:value-type="string" calcext:value-type="string">
            <text:p>1368334032517259550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hine Learning in Additive Manufacturing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c41630a3b2faace172f49e990bb71af9e12c66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hine learning techniques for anomaly detection: an over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0278bbaf1db5df036f02393679d485260b1daeb7</text:p>
          </table:table-cell>
          <table:table-cell office:value-type="string" calcext:value-type="string">
            <text:p>424094635464656837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hine Learning Techniques for Network Anomaly Detection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83a4575f6800e18fcf68cb8f57bf8242d97ed95a</text:p>
          </table:table-cell>
          <table:table-cell office:value-type="string" calcext:value-type="string">
            <text:p>10798989244970333222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STREAMING AN OUTLIER: THE QUEST TO CORROBORATE THE SECOND LANCET SURVEY OF MORTALITY IN IRAQ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0259da12d31c927789edf986adb10a55d9b661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ifestations and mechanisms of the Karakoram glacier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cdc0137610b26172dd4636cc80f23c037a441d25</text:p>
          </table:table-cell>
          <table:table-cell office:value-type="string" calcext:value-type="string">
            <text:p>193648593484813746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time anomaly detection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2fad81d448dfc1b663981090d9ed508a65439fe</text:p>
          </table:table-cell>
          <table:table-cell office:value-type="string" calcext:value-type="string">
            <text:p>11310465641802770123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time Anomaly Detection: Domain Introduction and Review of Selected Literatur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43c2cd01f0f4a85831180d27f8e9e0ebe6fb3b2</text:p>
          </table:table-cell>
          <table:table-cell office:value-type="string" calcext:value-type="string">
            <text:p>1182585032661764787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nal overweight and obesity and the risk of congenital anomalies: a systematic review and meta-analysi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531121ab666245b2902cd45c07475e3e9e174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 population salt consumption in India: a systematic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915afd4159bf66ba681f312c26b4c03b2fea6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enteric cystic lymphangioma: a congenital and an acquired anomaly? Two cases and a review of the literature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9b802d5aa1c0abc06111da4eae0e0e22fe97d6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hods for dealing with reaction time outlier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8a77612c001823036baf750e9be91666a8b12515</text:p>
          </table:table-cell>
          <table:table-cell office:value-type="string" calcext:value-type="string">
            <text:p>449889920160604507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ing unusual and rare stellar spectra from large spectroscopic survey data sets using the outlier-detection metho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25d42bd1815868da7039f28fb9a8eb4e2fe0b66</text:p>
          </table:table-cell>
          <table:table-cell office:value-type="string" calcext:value-type="string">
            <text:p>1150474597652945798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Po: How to Detect Trajectory Outliers with Tabular Outlier Detecto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6759dc7eccad83257c50e6f4258adda3880a101c</text:p>
          </table:table-cell>
          <table:table-cell office:value-type="string" calcext:value-type="string">
            <text:p>259995381648122606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ror Anomaly in Dirac Semimetal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02c3cc2aef4457997d2360f7087a4c9b8b3904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d Axial-Torsional Anomaly in Weyl Semimetal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6af9d81e1c3f3e246c82bc43d7b274b125c0f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bile Network Anomaly Detection and Mitigation: The NEMESYS Approach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7ff00d608e56e6a97eb0c9f7d5a8e1e07e6403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 for a quantum Hall effect without Landau levels: Condensed-matter realization of the "parity anomaly"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13cd74a49f2fc491be61c8cf762b9cdb43413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ing Representation of Videos for Anomaly Detection using Deep Learning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30dff9a7cba9b85be1fec18a895c8667326468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tary Sanctions: A Review of Revenue Generation, Legal Challenges, and Reform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95c3f80ffcf54aabb79ae327809cfa440833c9c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cular Outlier Detection for Visual Odometr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946a4e29514b474a3933cc6c573ca5d38bc41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 on the La Porte anomaly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85397d67212941799b120339d6a75c4a83dfecc</text:p>
          </table:table-cell>
          <table:table-cell office:value-type="string" calcext:value-type="string">
            <text:p>1647731221179258831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phologic spectrum of Ebstein's anomaly of the heart: a review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50acb86bcf64cbad5fc8a2d3f98c749615864379</text:p>
          </table:table-cell>
          <table:table-cell office:value-type="string" calcext:value-type="string">
            <text:p>51466906610502925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phological aspects of Ebstein's anomaly in adult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0aaa416460ace8f88b94c7897a1e630c58f7d5ff</text:p>
          </table:table-cell>
          <table:table-cell office:value-type="string" calcext:value-type="string">
            <text:p>1718481200027176258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phological Effects in SnO2 Chemiresistors for Ethanol Detection: A Review in Terms of Central Performances and Outlie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f59b5eca45db41ed38be9f04477dad5b3926562e</text:p>
          </table:table-cell>
          <table:table-cell office:value-type="string" calcext:value-type="string">
            <text:p>760696069136139907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tality in critically ill patients with coronavirus disease 2019‐associated pulmonary aspergillosis: A systematic review and meta‐analysi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c645351972daebf9b30722df52e7f4b6a0f613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enter survey on the outcome of transplantation of hematopoietic cells in patients with the complete form of DiGeorge anomaly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b8949e596c701963520476a643d8cdfbb65da6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ltivariate Computing and Robust Estimating for Outlier and Novelty in Data and Imaging Scienc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a4da1297fdec5146a6acbc809eb200ee9df2de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ltivariate outlier detection and robustnes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d74484d7f35cc204967ec8e4b9c7dc9adc1f751f</text:p>
          </table:table-cell>
          <table:table-cell office:value-type="string" calcext:value-type="string">
            <text:p>149101662982922454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variate outlier detection in incomplete survey data: the epidemic algorithm and transformed rank correla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22908064b3b94e9dc769b5602096fac2efc17e4</text:p>
          </table:table-cell>
          <table:table-cell office:value-type="string" calcext:value-type="string">
            <text:p>5639346939961910146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 anomaly detection research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f2ef43b81a4dd319aa7f1d97cf27839e1cbb3ff</text:p>
          </table:table-cell>
          <table:table-cell office:value-type="string" calcext:value-type="string">
            <text:p>3884491798315775737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 anomaly detection system: The state of art of network behaviour analysi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3e56173a1bd8a97fe861489e30ef1aff93d8602</text:p>
          </table:table-cell>
          <table:table-cell office:value-type="string" calcext:value-type="string">
            <text:p>1444680913747200381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 anomaly detection: A survey and comparative analysis of stochastic and deterministic metho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2ba136dd3c3da27e7c91fea9ec3d9fe57d1201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 anomaly detection: methods, systems and tool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e467ff1ea3a0c535a0cef87f7e0daa414d524d9d</text:p>
          </table:table-cell>
          <table:table-cell office:value-type="string" calcext:value-type="string">
            <text:p>948534398277778548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se versus outliers</text:p>
          </table:table-cell>
          <table:table-cell office:value-type="string" calcext:value-type="string">
            <text:p>text book ch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26b1f7d8f1afb066f8fe9eedfca646e1684953ab</text:p>
          </table:table-cell>
          <table:table-cell office:value-type="string" calcext:value-type="string">
            <text:p>12045150847239300315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s on Anomaly Induced Transpor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2bd8699e946cc256b15220c2ff1dd2205406b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Application of X-ray Fluorescence Measurements on Aeromagnetic Anomaly Survey in Meng Mal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53ad102e79a20987400df49b4b05b9f4c7c09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robust randomized neural networks for regression: a comprehensive review and evalu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845fa3ea7c74a9c38bb4c32f53f06cfec7cc49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the Anglocentricities of current reading research and practice: the perils of overreliance on an" outlier" orthography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c0637a40368398bdaaa93304e97d90b2c233c93a</text:p>
          </table:table-cell>
          <table:table-cell office:value-type="string" calcext:value-type="string">
            <text:p>1406178610136379679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he formulation of the alternative hypothesis for geodetic outlier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3a730c4b03bbab5a8712f543291a7889e7f8a0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he nature and types of anomalies: a review of deviations in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3508fc5268937ebf7eb80e58ebfb7e01eed3ca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-class classification: taxonomy of study and review of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9eb1b16fbd4786eaac91f308d75609b9321868c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-class support vector machines: analysis of outlier detection for wireless sensor networks in harsh environment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962990ee9691d65cc68be4571d7e22d8398963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ioid Use After Discharge in Postoperative Patients: A Systematic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ec1a372e572d841b11abd3f398532ed534f3ba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igins of mangrove ecosystems and the mangrove biodiversity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f10efa0eaad815f69dc6bd3b1747e732a19ffa19</text:p>
          </table:table-cell>
          <table:table-cell office:value-type="string" calcext:value-type="string">
            <text:p>4975852996964121796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lier and Anomaly Detection: A Survey of Outlier and Anomaly Detection Method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3ac3796b735952652ae4aac692af40fe38c6204</text:p>
          </table:table-cell>
          <table:table-cell office:value-type="string" calcext:value-type="string">
            <text:p>1837622730590423756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and anomaly pattern detection on data strea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06aaf796c256af8e91e27685d9bbf0e71f36f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ata Treatment Methods Toward Smart Grid Applica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598f0f8d5d2d9f8d0c24dee32cbd867946520e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lier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93a5dad081884d8699a37e9a53693185cf619428</text:p>
          </table:table-cell>
          <table:table-cell office:value-type="string" calcext:value-type="string">
            <text:p>2024982053844418222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lier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67c678d04908f534f37804bfc8e30de106595577</text:p>
          </table:table-cell>
          <table:table-cell office:value-type="string" calcext:value-type="string">
            <text:p>16798677794640178118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Algorithms for Least Squares Time Series Regress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5f197b5a34ab28d8e0a2d6a5e90b88fefc279e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AND TREATMENT IN I/O PSYCHOLOGY: A SURVEY OF RESEARCHER BELIEFS AND AN EMPIRICAL ILLUSTR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49257d53937027e4122072a6746b4256aa7325d</text:p>
          </table:table-cell>
          <table:table-cell office:value-type="string" calcext:value-type="string">
            <text:p>4152424416220272116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 detection and treatment in industrial sampling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a4e2b76f055832ce609b9b37c14842bc6db6ac2</text:p>
          </table:table-cell>
          <table:table-cell office:value-type="string" calcext:value-type="string">
            <text:p>1262776317712413498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Approaches Based on Machine Learning in the Internet-of-Thing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253852c07a07d9b87155dca28c5879b4fd3840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approaches for wireless sensor network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9436440748a52254deb7d7391bfd564bbf139286</text:p>
          </table:table-cell>
          <table:table-cell office:value-type="string" calcext:value-type="string">
            <text:p>1640288846477977549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for Business Intelligence using Data Mining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d03202b9dbaab37d46e0a08d1a342847502e0e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lier Detection for Different Applications: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92b1482bad6fdb84c7155108976e258ebf5e14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for Temporal Data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3d75d3a22db904d052d4c435e2d1f22be3887e0</text:p>
          </table:table-cell>
          <table:table-cell office:value-type="string" calcext:value-type="string">
            <text:p>1125751443242296435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 detection in audit logs for application syste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8310bd090ef640aa3bacb25d1b808fe25d8f87f</text:p>
          </table:table-cell>
          <table:table-cell office:value-type="string" calcext:value-type="string">
            <text:p>1436965341552074247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 Detection in RFID Datasets in Supply Chain Process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8fa949296d35e428488755839b9755c0d03a5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in streaming data a research perspectiv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c588d549d834691e41d1bc7434dfdd807f8b347b</text:p>
          </table:table-cell>
          <table:table-cell office:value-type="string" calcext:value-type="string">
            <text:p>13508976315940828993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in Wireless Sensor Networks using Machine Learning Technique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6ce6aaf362ee1110c8518f573e183d1fe990dd6</text:p>
          </table:table-cell>
          <table:table-cell office:value-type="string" calcext:value-type="string">
            <text:p>249783425445779639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in WSN-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e7e9698b7a4a1182bf22dfdac2bf744227d9ab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 detection methods for generalized lattices: a case study on the transition from ANOVA to REML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c5c9f82d2727ab8041ef0e6597e7b4049c2002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strategies for WSN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b048a713a1ae53d5c184e6c81131db4dc5753f6</text:p>
          </table:table-cell>
          <table:table-cell office:value-type="string" calcext:value-type="string">
            <text:p>5107387879597969052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lier detection technique in data mining: a research perspectiv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2b33e045cb33af865b2e2c7e6cefe64c5e26606d</text:p>
          </table:table-cell>
          <table:table-cell office:value-type="string" calcext:value-type="string">
            <text:p>354639909278818945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Techniques and Cleaning of Data for Wireless Sensor Network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918bcad1b9175a2a3d93bae588fdb04ee012c5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Techniques for Localization in Wireless Sensor Network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86056b7dbd1736b7f1edf786d6586a8b58cb21</text:p>
          </table:table-cell>
          <table:table-cell office:value-type="string" calcext:value-type="string">
            <text:p>10938541392383684395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Techniques for Wireless Sensor Network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44e0ccd11fb5bc6c747f09b401cbbd597386d28</text:p>
          </table:table-cell>
          <table:table-cell office:value-type="string" calcext:value-type="string">
            <text:p>1359513337198462436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 techniques over streaming data in data mining: A research perspectiv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d0e53d4b0bdf5de1c4bc5c49df33aec42e3fe726</text:p>
          </table:table-cell>
          <table:table-cell office:value-type="string" calcext:value-type="string">
            <text:p>920176916050071569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ier detection: A survey on techniques of WSNs involving event and error based outlie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84fab7731f06be4850478988430704e5ae841301</text:p>
          </table:table-cell>
          <table:table-cell office:value-type="string" calcext:value-type="string">
            <text:p>349463623177805553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lier Detection: Applications And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f5844c9e7db68af7c2c5b918082636c3307cef9</text:p>
          </table:table-cell>
          <table:table-cell office:value-type="string" calcext:value-type="string">
            <text:p>608009328436957611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lier Detection: Applications and techniques in Data Mi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57ce2cef2b8444371efd200b8dd6f0bafcfc57d</text:p>
          </table:table-cell>
          <table:table-cell office:value-type="string" calcext:value-type="string">
            <text:p>3206211151357832654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 exclusion procedures must be blind to the researcher's hypothesi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45040041494c6fd32c23990394928c97aad803a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 removal, sum scores, and the inflation of the Type I error rate in independent samples t tests: the power of alternatives and recommendation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e66481142f3bd05c695d8910d1768149d6ca2d6</text:p>
          </table:table-cell>
          <table:table-cell office:value-type="string" calcext:value-type="string">
            <text:p>569944589113562092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lier Review during Concurrent Seasonal Adjustment of CES State and Area Seri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2a65800d8c0d273bb13fcfff561fdc358b8abe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 robust finite population estim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dcc8d8d2c288b9baa58cc9b92482d2d95f207564</text:p>
          </table:table-cell>
          <table:table-cell office:value-type="string" calcext:value-type="string">
            <text:p>1216440037350357625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 Robust Imputation of Survey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30a9f264bcf1b54d63128d701eac6e8938a2f22</text:p>
          </table:table-cell>
          <table:table-cell office:value-type="string" calcext:value-type="string">
            <text:p>1383327459996830322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 Robust Imputation of Survey Data via ReverseCalibr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c338f9f6349341e75368cdf22170356e5f3da9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 robust kernel-based system identification using ℓ1-Laplace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61a75128e466b87de5934598d5af3794521e3a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 separability analysis with a multiple alternative hypotheses tes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5a8aef0f28a81316e27377e3788744a3be23a1e2</text:p>
          </table:table-cell>
          <table:table-cell office:value-type="string" calcext:value-type="string">
            <text:p>620046712333856294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-based Health Insurance Fraud Detection for U.S. Medicaid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9f16a4af87eb4c8ab0599a25db8ff7cecfa43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-Robust Estimation: Hardness, Minimally Tuned Algorithms, and Applica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b8355a0bc89f0ca45501baf617da51523ff590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liers detection and treatment: a review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87177a90e0b4216376ee0f7f6afc1e9177abf3f</text:p>
          </table:table-cell>
          <table:table-cell office:value-type="string" calcext:value-type="string">
            <text:p>1124872453617823536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liers in questionnaire data: can they be detected and should they be removed?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7002150606297754244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liers: An evaluation of methodologi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dea2a8a665de3605d075c22a0a897ec7d20a14a0</text:p>
          </table:table-cell>
          <table:table-cell office:value-type="string" calcext:value-type="string">
            <text:p>9648239085172976588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cle physics models for the 17 MeV anomaly in beryllium nuclear decay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40590cb038f6676cbca39fb560aa1ef87ddfe40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ing for Prescription Drugs Around the World: Why Is the U.S. an Outlier?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c436bed9f8d2edf25d9bd0114a396f14d8280c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ger-Huët Anomaly: A Critical Review of the Literatur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7748d4305853dbfc26df2abd78e3c1f83c7a4d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formance anomaly detection and bottleneck identific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96528f36f5f89fa5a6b4ff03ec6928b8519db156</text:p>
          </table:table-cell>
          <table:table-cell office:value-type="string" calcext:value-type="string">
            <text:p>514088043780020198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formance evaluation of circulating fluidized bed incineration of municipal solid waste by multivariate outlier detection in Chin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cc5d0b4c4fa98bfc7ad4c91e5e81396d877b5c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formance evaluation of outlier detection techniques in production timeseries: A systematic review and meta-analysi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a493032b8dc0f6fbd31e016f7e0239a5008265f</text:p>
          </table:table-cell>
          <table:table-cell office:value-type="string" calcext:value-type="string">
            <text:p>1770587753923424143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ers Anomaly: Review of the Literatur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6ab9cbd762bcad35f3b936f785d34ef618ee49c</text:p>
          </table:table-cell>
          <table:table-cell office:value-type="string" calcext:value-type="string">
            <text:p>1672378246524000196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armacological augmentation strategies for schizophrenia patients with insufficient response to clozapine: a quantitative literature review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061884d7225bf0e612dca39f4db75752f79e2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to-z outlier self-calibration in weak lensing survey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7b002f7b37b9bfffbd15d6e04ec73ef45819df7f</text:p>
          </table:table-cell>
          <table:table-cell office:value-type="string" calcext:value-type="string">
            <text:p>807937922986635558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-seismic anomalies from optical satellite observations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8e6dbf3ca9a4b3e87e2ce8ea0e05ae0a341d99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on and treatment of Poland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dc248e2379da55942516e8e79473e84edfbc6ada</text:p>
          </table:table-cell>
          <table:table-cell office:value-type="string" calcext:value-type="string">
            <text:p>4324578530971782523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valence of the aberrant right subclavian artery reported in a published systematic review of cadaveric studies: The impact of an outli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7d98ca90209b04d44f26fa9c45754292369cd26</text:p>
          </table:table-cell>
          <table:table-cell office:value-type="string" calcext:value-type="string">
            <text:p>43390077676624581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nostic outlier genes for enhanced prostate cancer treatment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50ef0e19892921ccf4fe87194948547aa94e11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gress in Outlier Detection Technique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75aaca7621b2ee4ff81cd37162f6c9a90f306e4</text:p>
          </table:table-cell>
          <table:table-cell office:value-type="string" calcext:value-type="string">
            <text:p>1458323248185514222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stant relational ideology: The cognitive underpinnings and organizational implications of an American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36193d2425e40d750db734426886ab06172bdad</text:p>
          </table:table-cell>
          <table:table-cell office:value-type="string" calcext:value-type="string">
            <text:p>16153718488344416658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phobic Fifth-Force Interpretation of the Observed Anomaly in ^{8}Be Nuclear Transition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3983d592991bb937518ae67f9243d02fcd5664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 probasin: structure and function of an outlier lipocali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f0e01ce5ef5ba2b80dcc9cd2d965c9a80409123f</text:p>
          </table:table-cell>
          <table:table-cell office:value-type="string" calcext:value-type="string">
            <text:p>56884027274884043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l-time big data processing for anomaly detection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cfe075af77bf0364e6ddecb3d223960d06e8927</text:p>
          </table:table-cell>
          <table:table-cell office:value-type="string" calcext:value-type="string">
            <text:p>1460849380617918075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nt Advances in Anomaly Detection Methods Applied to Avi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429ede7bfcdfb31a3542b80c46025f0030932db</text:p>
          </table:table-cell>
          <table:table-cell office:value-type="string" calcext:value-type="string">
            <text:p>4627905598887048073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nt developments in the understanding of equatorial ionization anomaly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2286c26f5d0185f549180ac457eee1cd13edf38</text:p>
          </table:table-cell>
          <table:table-cell office:value-type="string" calcext:value-type="string">
            <text:p>2674076626844321362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nt progress of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da32b5d34ce3710efcbf7f1008db2050c000ec56</text:p>
          </table:table-cell>
          <table:table-cell office:value-type="string" calcext:value-type="string">
            <text:p>2618344618818080769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B: an outlier in leukocyte biolog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1589af53bdab62f4bd64cb72a3356496e544171</text:p>
          </table:table-cell>
          <table:table-cell office:value-type="string" calcext:value-type="string">
            <text:p>15400755427609683773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 Issues in Outlier Detection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a8aadd6e5d786dc277244eb51a8195b9097df15</text:p>
          </table:table-cell>
          <table:table-cell office:value-type="string" calcext:value-type="string">
            <text:p>15427743459948421026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arch issues in outlier detection for data strea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aab758d04d335f5b711f09337932865c145fd28</text:p>
          </table:table-cell>
          <table:table-cell office:value-type="string" calcext:value-type="string">
            <text:p>6670806200157077165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 progress on outlier mi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17085375105317977607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 and big data perspectives on robust data mining approaches for industrial process modeling with outliers and missing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f62fb5cfc3b8544057ea26df1ba4db8f56a3d86f</text:p>
          </table:table-cell>
          <table:table-cell office:value-type="string" calcext:value-type="string">
            <text:p>888665562065609546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 and comparative evaluation of symbolic dynamic filtering for detection of anomaly patter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3f18d75623d994e19a4c52ee7c0b448a67daf0e</text:p>
          </table:table-cell>
          <table:table-cell office:value-type="string" calcext:value-type="string">
            <text:p>15816932984486477352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 of 54 patients with complete DiGeorge anomaly enrolled in protocols for thymus transplantation: outcome of 44 consecutive transplant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db07a0bdb312f6ea4f9e583a43db6de45705da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 of Outlier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4ed2950a6738b7fa4f3dfb47c49f41f1a1b6a02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 of Outlier Detection and Identifying Using Robust Regression Model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6e6e25ca7b14f59a9bbd00fb9b2a5cdce3d429c</text:p>
          </table:table-cell>
          <table:table-cell office:value-type="string" calcext:value-type="string">
            <text:p>732857435467023476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 of the Proterozoic evolution of the Grenville Province, its Adirondack outlier, and the Mesoproterozoic inliers of the Appalachia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cbadde50a96deebe80044c09e48659d6aa127bc</text:p>
          </table:table-cell>
          <table:table-cell office:value-type="string" calcext:value-type="string">
            <text:p>7932017282876832499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 on anomaly based network intrusion detection syste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3df0f1045c6b010d81a754103b9cad78c2beb47</text:p>
          </table:table-cell>
          <table:table-cell office:value-type="string" calcext:value-type="string">
            <text:p>8079854398476590345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 on Outliers Identification Methods for Univariate Circular Biological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9eb858278e7d6c23e45c781a9b053172b570e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ocation of Citizenship and Rule of Law: How Judicial Review Defeated Britain's First Denaturalization Regim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18e394b0b4b88299802305b4f2f64857c33236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nonrecurrent inferior laryngeal nerve and arteria lusoria: the diagnostic and therapeutic implications of an anatomic anomaly: Review of 17 cas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0e768d954ac244c0e9ac9cf63293b111a62a7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KDOS: A Relative Kernel Density-based Outlier Scor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49b3c8835df953d21cb3090de53a4bbec8a7b4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ad Surface Monitoring Using Smartphone Sensors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4fa0e539d2c58cf68a108ed6d8d8a9c09b3ccf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ust formation of Skyrmions and topological Hall effect anomaly in epitaxial thin films of MnSi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7ef6c11df2860226aafd73ff2b885e2673fcc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ust statistics for outlier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c551c6e002ac4a6633476ffd8d97d90336d6c668</text:p>
          </table:table-cell>
          <table:table-cell office:value-type="string" calcext:value-type="string">
            <text:p>15402288731946191413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ustness and outlier detection in chemometric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85253aab65febdc9b3ac1fdc102f5ffbaf11757d</text:p>
          </table:table-cell>
          <table:table-cell office:value-type="string" calcext:value-type="string">
            <text:p>8588775705664496823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ening for medication errors using an outlier detection syste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66872384b9aa9cb7cf5ae06d99d444fff4dcbb0a</text:p>
          </table:table-cell>
          <table:table-cell office:value-type="string" calcext:value-type="string">
            <text:p>18210374680558115586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ing for Buried Fault under Chengdu Plain Using Gravity Anomaly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e2ff7e13bc1a3a7151ad5f5afff461aca95ee5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i-supervised anomaly detection algorithms: A comparative summary and future research direc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508fb202b7bbe7b0ba765adfd9e50b5e3e661c0</text:p>
          </table:table-cell>
          <table:table-cell office:value-type="string" calcext:value-type="string">
            <text:p>814597088979917551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vere Insect Pest Impacts on New Zealand Pasture: The Plight of an Ecological Outli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6f34b32743e902bd930a2bd84336b82a93f85a8</text:p>
          </table:table-cell>
          <table:table-cell office:value-type="string" calcext:value-type="string">
            <text:p>4972416284089592983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x preference in south Asia: Sri Lanka an outli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0529ba97d099979d35fa5ff44fe8872fdad2aa4c</text:p>
          </table:table-cell>
          <table:table-cell office:value-type="string" calcext:value-type="string">
            <text:p>1704446578955522083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atures of the Chiral Anomaly in Phonon Dynamic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a44eec83e7870efde6b3bc2823c2e0df9feec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us pericranii: an overview and literature review of a rare cranial venous anomaly (A review of the existing literature with case examples)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93997cef7ec23b813703dd53f1f6fd0e4ef213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rt Anomaly Detection in Sensor Systems: A Multi-Perspective Review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bb42d0c581b0d7baa31147f145424d9840204b2</text:p>
          </table:table-cell>
          <table:table-cell office:value-type="string" calcext:value-type="string">
            <text:p>6707710296836084497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ware-Defined-Networking-Enabled Traffic Anomaly Detection and Mitig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42ac538b8fd32e6c850936b09c9949c3e6e5c1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 ensemble for unsupervised outlier analysis. Application to outlier identification in the Gaia astronomical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707997684d716469831e2327212fc37265026126</text:p>
          </table:table-cell>
          <table:table-cell office:value-type="string" calcext:value-type="string">
            <text:p>706701476361161154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 Outlier Detection Approaches and Method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f3cdaa82bf804746347229ef59813e4b904ec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otemporal data mining: a survey on challenges and open proble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5c27ee7ef055b02e015d71f3d5e712937ab51c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istical data preparation: management of missing values and outlie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c34f1b306d225bcf57bef83525da6e568f6381c1</text:p>
          </table:table-cell>
          <table:table-cell office:value-type="string" calcext:value-type="string">
            <text:p>16298398834923075576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istical Methods for Outlier Detection in Space Telemetri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a8d5db86053bfe4afe6bd04385b10a6a0b824e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ISTICAL OUTLIER DETECTION METHOD FOR AIRBORNE LIDAR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040dfb8cd66dc6812351a08ad23a3dc5076be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ile neutrinos or flux uncertainties? — Status of the reactor anti-neutrino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284c866bfa05bbc984a639de2ecbc01ba16f6b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ort for the thermal origin of the pioneer anomaly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1bbfef879eb399dbef0874f2955df5f2dd1395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vey of intrusion detection systems: techniques, datasets and challeng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8e81867da601ae6877dd9ce2c1e1aa085852ec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vey of outlier detection technologi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ded966a1be3ec40b29b72d2f82ac98e5b751de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vey of Outlier Mining</text:p>
          </table:table-cell>
          <table:table-cell office:value-type="string" calcext:value-type="string">
            <text:p>non existen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79a976ac8305a10d4dd37d7dafb8637ab11525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vey of Partition Based Clustering Algorithm Used for Outlier Detection</text:p>
          </table:table-cell>
          <table:table-cell office:value-type="string" calcext:value-type="string">
            <text:p>non existen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4166b0e47d22c525164ac2cb00631d3730ca0d7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rvey on Anomaly Detection using Data Mining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ecc1703dfa8cf20767321746a10524ab733493b</text:p>
          </table:table-cell>
          <table:table-cell office:value-type="string" calcext:value-type="string">
            <text:p>636615708184686614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vey on HMM based anomaly intrusion detection using system call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541096ac304a97c48d11936b81ca204f54b563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vey on Incremental Approaches for Network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fdfd243f2c1c8ea974ed661dc06b35849b9ead9</text:p>
          </table:table-cell>
          <table:table-cell office:value-type="string" calcext:value-type="string">
            <text:p>12638170054893408557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rvey on Outlier Detection in Data Mi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d3d162d82f4b5da6571db25602749e392780fae</text:p>
          </table:table-cell>
          <table:table-cell office:value-type="string" calcext:value-type="string">
            <text:p>14881653643246325878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vey on Outlier Detection in Data Strea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cf9ce74e4076a14cc8b636df2130b01f7b7c6ff</text:p>
          </table:table-cell>
          <table:table-cell office:value-type="string" calcext:value-type="string">
            <text:p>1537727082656436653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RVEY ON OUTLIER DETECTION TECHNIQUES USING CATEGORICAL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3474e02d54a4c2ef83deedc96a4d289dec0cce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vey on Outlier Pattern Detection Techniques for Time-Series 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3aa4e7332765b798521ec2580529353927a9a1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VR-based outlier detection and its application to hotel rank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62bcb15166ce0215ce2223fca168efda7abd333b</text:p>
          </table:table-cell>
          <table:table-cell office:value-type="string" calcext:value-type="string">
            <text:p>1062955208840764611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arm intelligence in anomaly detection systems: an over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7374ad5ac41318b5ea8cf67728480f7522d3c021</text:p>
          </table:table-cell>
          <table:table-cell office:value-type="string" calcext:value-type="string">
            <text:p>7798559066288871622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ematic review of the effect of processing of whole-grain oat cereals on glycaemic respons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9e7dc953c390fccf3b50e3ea21002627828884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ematic Review of the Literature: Parental Outcomes After Diagnosis of Fetal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4d4863a3c3badc3c4adccba47c282ed21a9fce0</text:p>
          </table:table-cell>
          <table:table-cell office:value-type="string" calcext:value-type="string">
            <text:p>327638618850845914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xonomy of Anomaly Based Intrusion Detection System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4bf0fdf066bc9dff6a96b92738843e266ee57873</text:p>
          </table:table-cell>
          <table:table-cell office:value-type="string" calcext:value-type="string">
            <text:p>1605347139788534404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ud Detection Using Outlier Analysis 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28cba1d81667db435a56fc603b0c28e2fd9981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sor-based anomaly detection: An interdisciplinary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a0a0c3193770c3b4a43783efbdaeb263f513dea</text:p>
          </table:table-cell>
          <table:table-cell office:value-type="string" calcext:value-type="string">
            <text:p>13200090915498569719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anomaly called psi: Recent research and criticis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dca80004d71d7ede2079d85cd40e0017797ef3d3</text:p>
          </table:table-cell>
          <table:table-cell office:value-type="string" calcext:value-type="string">
            <text:p>888864083422365365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association of intensivists with failure-to-rescue rates in outlier hospitals: results of a national survey of intensive care unit organizational characteristics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e45b1506090f37f96d07a717e134606603a476e</text:p>
          </table:table-cell>
          <table:table-cell office:value-type="string" calcext:value-type="string">
            <text:p>17360762318804740477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BACON-EEM Algorithm for Multivariate Outlier Detection in Incomplete Survey Data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059b34072b9276de08686b4e605e721d9e99bfa</text:p>
          </table:table-cell>
          <table:table-cell office:value-type="string" calcext:value-type="string">
            <text:p>16185895658178345047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hiral magnetic effect and anomaly-induced transpor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228fc5b6410a63d9670fa203971071a66dd21f1</text:p>
          </table:table-cell>
          <table:table-cell office:value-type="string" calcext:value-type="string">
            <text:p>11844293465573356117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ommittee outlier debate: A review and a reexamination of some of the evidenc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5029fda4043a94f468e6551f72693a1bac08395</text:p>
          </table:table-cell>
          <table:table-cell office:value-type="string" calcext:value-type="string">
            <text:p>715568362829836177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ompelling anomaly of chemical intoleranc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8d264a8c319e21a86043d9b98630aad8e5c6f9f</text:p>
          </table:table-cell>
          <table:table-cell office:value-type="string" calcext:value-type="string">
            <text:p>714171012104291893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Detail Survey of Anomaly/Outlier Detection Methods in Data Min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96b7fa691b7d3b992de8b9f5e1c8ef7301db5e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DiGeorge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9b29e12dc86958d84ee6e80ca60f37ff8035d219</text:p>
          </table:table-cell>
          <table:table-cell office:value-type="string" calcext:value-type="string">
            <text:p>1819010308761930469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DiGeorge anomaly as a developmental field defec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edb0f12bc52f6bcaefcef6fce4da7b331c40eed3</text:p>
          </table:table-cell>
          <table:table-cell office:value-type="string" calcext:value-type="string">
            <text:p>8439216019789309577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DiGeorge anomaly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224819536661378313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ecology of the zebra finch makes it a great laboratory model but an outlier amongst passerine bird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6d5b857a0d1e266d82628c234a6baaa5fc79e75</text:p>
          </table:table-cell>
          <table:table-cell office:value-type="string" calcext:value-type="string">
            <text:p>13247257851542544412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Effect of a Global Positioning System (GPS) Receiver Measurement Error on Gravity Anomaly Survey Accuracy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9afed127b343048cc1b8201bb9f1b289c63b8da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effect of telehealth interventions on quality of life of cancer survivors: A systematic review and meta-analysi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5512097159e39fba32361c6158a240dfbeaa5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Effects of Structured Exercise or Lifestyle Behavior Interventions on Long-Term Physical Activity Level and Health Outcomes in Individuals With Type 2 Diabetes: A Systematic Review, Meta-Analysis, and Meta-Regression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989da271e2d143af620a5106490fea0fd28784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Forward Discount Anomaly and the Risk Premium: A Survey of Recent Evidenc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b4699fe367fd1e047148c19af86748becbcd090</text:p>
          </table:table-cell>
          <table:table-cell office:value-type="string" calcext:value-type="string">
            <text:p>196396006920908688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High Time Resolution Universe survey – XIV. Discovery of 23 pulsars through GPU-accelerated reprocess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1c2876860c1d0beb77859fe1cfd63ee6b20172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Idiosyncratic Momentum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2776b7b6ec2a6b3c5fde91d4f362405ef1787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k-means Algorithm: A Comprehensive Survey and Performance Evalu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33b6ae946068ffc3dd0ae303a2f15b37043fafd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LHC Olympics 2020 a community challenge for anomaly detection in high energy physic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022f834bfed10c20b9bd2f43d44ad8a87b1291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LOFAR Two-metre Sky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05127522ad27794299ff218b210255baf5bcca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outlier in all of us: why implementing pharmacogenomics could matter for everyon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2177b8605a4e79867ec3f21c2395023310ef2b4</text:p>
          </table:table-cell>
          <table:table-cell office:value-type="string" calcext:value-type="string">
            <text:p>13418827579176709328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Outlier Survey: A Regional View of Settlement in the San Juan Basin. Robert P. Powers , William B. Gillespie , Stephen H. Leks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e50dc1304ea07936fb1d056a89d718b7b14005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Outlier Survey: A Regional View of the Settlement in the San Juan Basi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05b5e705b51755a669232bf3ae95dc6efdcfd09e</text:p>
          </table:table-cell>
          <table:table-cell office:value-type="string" calcext:value-type="string">
            <text:p>1017768733274872969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palatally displaced canine as a dental anomaly of genetic origi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0a5a4dede21c0a2b7d5d74ee58f195ecbe3846cb</text:p>
          </table:table-cell>
          <table:table-cell office:value-type="string" calcext:value-type="string">
            <text:p>275064661285537523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pioneer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901831a942dc4dab969b3a382d49384be595977c</text:p>
          </table:table-cell>
          <table:table-cell office:value-type="string" calcext:value-type="string">
            <text:p>16591370746482138146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Presentation Format of Review Score Information Influences Consumer Preferences through the Attribution of Outlier Review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2afa6da42b6e64cc9fca9bd5d37860ed8808dba</text:p>
          </table:table-cell>
          <table:table-cell office:value-type="string" calcext:value-type="string">
            <text:p>1664787515618042381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prion hypothesis: from biological anomaly to basic regulatory mechanis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5a1e3ec3f541441a0f351ad6748a5a26dc750dc0</text:p>
          </table:table-cell>
          <table:table-cell office:value-type="string" calcext:value-type="string">
            <text:p>136310799629137355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Recent Atlantic Cold Anomaly: Causes, Consequences, and Related Phenomena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d20dafd0c9e8089108a4670b8d83aa42b367536</text:p>
          </table:table-cell>
          <table:table-cell office:value-type="string" calcext:value-type="string">
            <text:p>362211043948379862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review of outlier mining based on granular comput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83dc9fe30d78621be29ba9fd4bcf6b887eeae9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TRong lensing Insights into the Dark Energy Survey (STRIDES) 2016 follow-up campaign – I. Overview and classification of candidates selected by two techniqu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4a7ef6e91e274f6024cbfafc41c95cb9204f07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theory of the Bouguer gravity anomaly: A tutorial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ae3a3cb5479b489dd4bf1745c577ebb5f8f7b77</text:p>
          </table:table-cell>
          <table:table-cell office:value-type="string" calcext:value-type="string">
            <text:p>981193342828665324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weirdest SDSS galaxies: results from an outlier detection algorith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6636d830e6556116e74c20c782425d25133e92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ories on formation of an anomalous anticyclone in western North Pacific during El Niño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9fbd0c15549b28cb59a0f07d6810b8403441ab7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re and back again: Outlier detection between statistical reasoning and data mining algorithm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9908e7b3145d9626201a08c4b91f65cc2d1e37d</text:p>
          </table:table-cell>
          <table:table-cell office:value-type="string" calcext:value-type="string">
            <text:p>196052508507115809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acic involvement in generalised lymphatic anomaly (or lymphangiomatosis)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56a48230aaf23cd89fcaa7f4cfcfc3cf6eb016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Series Data Augmentation for Deep Learning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d2d78d2015e6057b99691ae097a7362ec4e3bb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 clean or not to clean phenotypic datasets for outlier plants in genetic analyses?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e7e0662c0a4004a06710f2632ed56ced12ea34e0</text:p>
          </table:table-cell>
          <table:table-cell office:value-type="string" calcext:value-type="string">
            <text:p>4538850856727112388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CKING OF DOUBTFUL REAL ESTATE TRANSACTIONS BY OUTLIER DETECTION METHODS: A COMPARATIVE STUD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7bc8b8098a8e4d1187dd28fbd4ee975db51bb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ffic anomaly diagnosis in Internet backbone network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c8ba92956eaac2cb27adb8641e506c2f3a7a59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jectory Outlier Detection for Traffic Event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9f7cb155ed4da92b54091b70ac36762f88d07504</text:p>
          </table:table-cell>
          <table:table-cell office:value-type="string" calcext:value-type="string">
            <text:p>1827120037087506649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jectory-Based Surveillance Analysi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7a609736cb7d92a668dbafde515b7ef9be19bf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ient wave-based methods for anomaly detection in fluid pipes: A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f759b4f5da17a61ebb9b26e6f96ba296200c0ad</text:p>
          </table:table-cell>
          <table:table-cell office:value-type="string" calcext:value-type="string">
            <text:p>14018055672754307439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torial review—Outliers in experimental data and their treatment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ea9a20d354679c67defe222a08698eade1ee3ad</text:p>
          </table:table-cell>
          <table:table-cell office:value-type="string" calcext:value-type="string">
            <text:p>5600755071129068899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enty years of the Weyl anomal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74ffbc56e7b32d3f4f08cfe58b22b745e2153040</text:p>
          </table:table-cell>
          <table:table-cell office:value-type="string" calcext:value-type="string">
            <text:p>11797299873165580558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.S. National Magnetic Anomaly Survey Specifications Workshop Repor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695cbf6344ed2ecff9e6da841516c415317dbda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standing and recognizing the Pelger-Huët anomaly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3a3d21567440c1a3adfbe0b4fc67c10b58e474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ariate outliers: a conceptual overview for the nurse researcher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30e7ef14ff97b087b2c03e6f74f78105f8fe153</text:p>
          </table:table-cell>
          <table:table-cell office:value-type="string" calcext:value-type="string">
            <text:p>6836683208388587842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supervised Distance-Based Outlier Detection Using Nearest Neighbours Algorithm on Distributed Approach: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414d89a1d13c4ae7a73ad274e3ea320289d636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ban Anomaly Analytics: Description, Detection, and Predi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e9f40f1c1e77b0b39b6e4a158208614fb4995c0</text:p>
          </table:table-cell>
          <table:table-cell office:value-type="string" calcext:value-type="string">
            <text:p>439665808336547405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low resolution satellite imagery for yield prediction and yield anomaly det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981b6023342e8cc0316e31a5188dea4732b9f1e</text:p>
          </table:table-cell>
          <table:table-cell office:value-type="string" calcext:value-type="string">
            <text:p>972370969953406058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Outlier Analysis to Detect Partisan Gerrymanders: A Survey of Current Approaches and Future Direction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b6e9c4deb3d5458dac9da295f6d4274f0c3d0a1</text:p>
          </table:table-cell>
          <table:table-cell office:value-type="string" calcext:value-type="string">
            <text:p>1407823613398931142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Person Fit Statistics to Detect Outliers in Survey Research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4e52415121a39ebd71925fc8567c5e7f64588f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the variogram for vector outlier screening: application to feature-based image registr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999a2d29481b4c815efb7b961dc51c2726d14b5d</text:p>
          </table:table-cell>
          <table:table-cell office:value-type="string" calcext:value-type="string">
            <text:p>212687099147989262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ilization of Predictive Modeling to Determine Episode of Care Costs and to Accurately Identify Catastrophic Cost Non-warranty Outlier Patients in Adult Spinal Deformity Surgery: A Step Toward Bundled Payments and Risk Sharing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44f0c8dc53aed4023782f56919220b918d2d9b9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scular anomaly cases for the pediatric hematologist oncologists—an interdisciplinary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e9b2ab0922abc110195a22859b2f1bf039f52f15</text:p>
          </table:table-cell>
          <table:table-cell office:value-type="string" calcext:value-type="string">
            <text:p>9564534237720699144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sual Anomaly Detection for Images: A Surve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f122c84af8c85e15c3dffaca4069dd455b56a1e</text:p>
          </table:table-cell>
          <table:table-cell office:value-type="string" calcext:value-type="string">
            <text:p>6613572350555511522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ight Reduction Method for Outlier in Survey Sampl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1d6b8245769c54d8aa08bf8a610da79b8cc43b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is the “safe zone” for transition of coronal alignment from systematic to a more personalised one in total knee arthroplasty? A systematic review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ad9950e5921fa2e2b7137b7daf4e72abf3c1a4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ENON1T Excess from Anomaly-Free Axionlike Dark Matter and Its Implications for Stellar Cooling Anomaly.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0c774aa80a98220ef43df24db0e0bdde7ebb1cb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Методы выявления аномалий: обзор (Methods for Anomaly Detection: a Survey)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6da040de770b8956b4ab7f4b2ccf40465dde033</text:p>
          </table:table-cell>
          <table:table-cell office:value-type="string" calcext:value-type="string">
            <text:p>1525468889203969547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pre_survey_results.A1:pre_survey_results.K49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2T17:56:16.650873612</dc:date>
    <meta:editing-duration>PT13H39M6S</meta:editing-duration>
    <meta:editing-cycles>111</meta:editing-cycles>
    <meta:document-statistic meta:table-count="1" meta:cell-count="3715" meta:object-count="0"/>
  </office:meta>
</office:document-meta>
</file>